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OSTID</text:p>
          </table:table-cell>
          <table:table-cell office:value-type="string" calcext:value-type="string">
            <text:p>e_3</text:p>
          </table:table-cell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1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1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1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14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1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1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17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18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19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2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2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2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2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24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2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2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27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28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29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3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3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3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3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34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3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3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3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6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7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8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9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1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11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1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13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14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1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16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17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18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19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2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21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2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23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24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2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26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27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28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29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3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31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3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33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34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3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36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37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38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39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4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41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4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43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44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4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46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47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48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49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5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51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5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53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54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5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56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57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58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3_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1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1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1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1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1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1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1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1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1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1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2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2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2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2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2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2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2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2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2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2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3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3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3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3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3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3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3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3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3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3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4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4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4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4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4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4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4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4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4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4_3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4_4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4_5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4_6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4_7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4_8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4_9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4_10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4_1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4_12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4_13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4_14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4_15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4_16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4_17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4_18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4_19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4_20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5_1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5_2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5_3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5_4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6_1</text:p>
          </table:table-cell>
          <table:table-cell office:value-type="float" office:value="0.66" calcext:value-type="float">
            <text:p>0.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bigail Coker</meta:initial-creator>
    <meta:creation-date>2022-09-05T12:53:28.896152652</meta:creation-date>
    <meta:generator>LibreOffice/7.3.3.2$Linux_X86_64 LibreOffice_project/30$Build-2</meta:generator>
    <dc:date>2022-09-05T12:58:55.569009709</dc:date>
    <dc:creator>Abigail Coker</dc:creator>
    <meta:editing-duration>PT5M27S</meta:editing-duration>
    <meta:editing-cycles>1</meta:editing-cycles>
    <meta:document-statistic meta:table-count="1" meta:cell-count="336" meta:object-count="0"/>
  </office:meta>
</office:document-meta>
</file>